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ans" svg:font-family="Sans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10fba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1dbbb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" style:family="text"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officeooo:rsid="00010fba" style:font-size-asian="1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officeooo:rsid="0001dbbb" style:font-size-asian="10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rsid="0001dbbb" style:font-size-asian="10pt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Ольчик.</text:span></text:p>
      <text:p text:style-name="P4"/>
      <text:p text:style-name="P1"><text:span text:style-name="T1">Ми можем зустрітись?</text:span></text:p>
      <text:p text:style-name="P4"/>
      <text:p text:style-name="P1"><text:span text:style-name="T2">Х</text:span><text:span text:style-name="T1">отів почути твій голос.</text:span></text:p>
      <text:p text:style-name="P2"><text:span text:style-name="T4">Я живу заради тебе. </text:span></text:p>
      <text:p text:style-name="P2"><text:span text:style-name="T4">Заради тебе прокидаюсь кожен ранок і вчусь купі різних речей.</text:span></text:p>
      <text:p text:style-name="P2"><text:span text:style-name="T4"/></text:p>
      <text:p text:style-name="P1"><text:span text:style-name="T4">Всі твої старання були не даремні.</text:span></text:p>
      <text:p text:style-name="P4"/>
      <text:p text:style-name="P2"><text:span text:style-name="T1">Вони дали мені достатньо їжі для розуму, щоб тепер я вирішував все сам. </text:span></text:p>
      <text:p text:style-name="P2"><text:span text:style-name="T1">Я пройшов вдома курс гештальт терапії, багато чого переосмислив в совєму житті за цих півтора роки.</text:span></text:p>
      <text:p text:style-name="P2"><text:span text:style-name="T1">Тепер я не зупиняюсь на досягнутому, і себе не гальмую.</text:span></text:p>
      <text:p text:style-name="P2"><text:span text:style-name="T1">Тепер, коли в мене є якийсь пункт – я спочатку роблю пару годин самоаналізу, щоб зрозуміти, чи не є я джерелом проблеми, перш ніж його вирішувати.</text:span></text:p>
      <text:p text:style-name="P4"/>
      <text:p text:style-name="P2"><text:span text:style-name="T1">В мене не було після тебе нікого. </text:span></text:p>
      <text:p text:style-name="P2"><text:span text:style-name="T1">Я не можу дивитись іншим дівчатам в очі, тому що дивлячись на них я згадую тебе.</text:span></text:p>
      <text:p text:style-name="P2"><text:span text:style-name="T1">Твою довіру.</text:span></text:p>
      <text:p text:style-name="P2"><text:span text:style-name="T1">Тим більше я не можу пройти все те саме з кимось іншим, чи робити вигляд, що цього не було.</text:span></text:p>
      <text:p text:style-name="P2"><text:span text:style-name="T1">Не можу жити з думкою, як я тебе підвів.</text:span></text:p>
      <text:p text:style-name="P2"><text:span text:style-name="T1"/></text:p>
      <text:p text:style-name="P2"><text:span text:style-name="T1">Завдяки моїй г</text:span><text:span text:style-name="T2">ештальт терапії </text:span><text:span text:style-name="T1">в мене </text:span><text:span text:style-name="T2">закінчились </text:span><text:span text:style-name="T1">закінчились мої кредити, спонтанні вихідки, крики, ниття</text:span><text:span text:style-name="T2">, </text:span><text:span text:style-name="T1">скарги, шкода собі, відкидання всього цінного і т.п. - все то в минулому.</text:span></text:p>
      <text:p text:style-name="P4"/>
      <text:p text:style-name="P1"><text:span text:style-name="T2">Я</text:span><text:span text:style-name="T1"> боявся </text:span><text:span text:style-name="T2">тебе </text:span><text:span text:style-name="T1">втратити, </text:span><text:span text:style-name="T2">тому критикував кожну дрібничку, щоб зробити тебе настільки хорошою, щоб ти стала занадто хороша для всіх хто тебе оточував, щоб тебе в мене не відібрали.</text:span></text:p>
      <text:p text:style-name="P1"><text:span text:style-name="T1"/></text:p>
      <text:p text:style-name="P1"><text:span text:style-name="T1">Коли я зрозумів цю свою мульку, я вирішив її десь за добу.</text:span></text:p>
      <text:p text:style-name="P4"/>
      <text:p text:style-name="P1"><text:span text:style-name="T1">Останні місяці, коли ми зустрічались, моя злість пояснювалась моїм відчуттям безсилля.</text:span></text:p>
      <text:p text:style-name="P1"><text:span text:style-name="T1">Мені тоді під кінець вже надоїло ховатись, і я зрозумів, що того, що я з тобою хотів, в мене не буде.</text:span></text:p>
      <text:p text:style-name="P1"><text:span text:style-name="T1">Мені варто було підтримати твої думки про розлучення. Принаймні хоча б тоді я міг бути з тобою поряд.</text:span></text:p>
      <text:p text:style-name="P4"/>
      <text:p text:style-name="P1"><text:span text:style-name="T1">Мозок це орган.</text:span></text:p>
      <text:p text:style-name="P1"><text:span text:style-name="T1">І шкода </text:span><text:span text:style-name="T2">нанесена </text:span><text:span text:style-name="T1">поганою інформаці</text:span><text:span text:style-name="T2">єю </text:span><text:span text:style-name="T1">(недостовірною, інформаційним гнобленням і т.п.) порушує зв’язки між нейронами.</text:span></text:p>
      <text:p text:style-name="P1"><text:span text:style-name="T1">А нейрони – це частина органу “мозок”.</text:span></text:p>
      <text:p text:style-name="P1"><text:span text:style-name="T1">Тобто брехня і капання </text:span><text:span text:style-name="T2">на</text:span><text:span text:style-name="T1"> моз</text:span><text:span text:style-name="T2">ок </text:span><text:span text:style-name="T1">шкодить органу під назвою “мозо</text:span><text:span text:style-name="T2">к</text:span><text:span text:style-name="T1">”.</text:span></text:p>
      <text:p text:style-name="P1"><text:span text:style-name="T1">Я хочу, щоб твоє тіло (включаючи мозок) було здорове.</text:span></text:p>
      <text:p text:style-name="P1"><text:span text:style-name="T1">І оскільки твій Сергій тобі часто бреше і капає на мозок – я вважаю найліпше тобі з ним розлучитись.</text:span></text:p>
      <text:p text:style-name="P4"/>
      <text:p text:style-name="P1"><text:span text:style-name="T2">Я</text:span><text:span text:style-name="T1"> розробив систему послідовних кроків, яка дозволяє вивчати речі без шкоди для мозку і виснаження.</text:span></text:p>
      <text:p text:style-name="P1"><text:span text:style-name="T1">Це дозволяє вивчати кроки щоденника доволі швидко і головне безболісно і без шкоди для мозку.</text:span></text:p>
      <text:p text:style-name="P1"><text:span text:style-name="T1">Тому я можу працювати над своїми проектами </text:span><text:span text:style-name="T3">день і ніч</text:span><text:span text:style-name="T1">.</text:span></text:p>
      <text:p text:style-name="P1"><text:span text:style-name="T1"/></text:p>
      <text:p text:style-name="P1"><text:span text:style-name="T1">А ти просто будь поряд.</text:span></text:p>
      <text:p text:style-name="P1"><text:span text:style-name="T1">І насолоджуйся рештою свого життя зі мною.</text:span></text:p>
      <text:p text:style-name="P1"><text:soft-page-break/><text:span text:style-name="T1">Мені не буде тепер заважати, якщо ти будеш мати поряд </text:span><text:span text:style-name="T3">свого </text:span><text:span text:style-name="T1">сина, чи ще когось, до кого ти прив’язана.</text:span></text:p>
      <text:p text:style-name="P1"><text:span text:style-name="T1">Лиш би вони не суперечили моїм напрацюванням про те, що я вважаю здоров’ям.</text:span></text:p>
      <text:p text:style-name="P4"/>
      <text:p text:style-name="P1"><text:span text:style-name="T1">І ще. Без тебе я ледь не “здрочився”.</text:span></text:p>
      <text:p text:style-name="P1"><text:span text:style-name="T1">Мені так тебе бракувало, і я так багато дрочив, щоб компенсувати твою відсутність, що я довів себе до запалення придатків яєчок</text:span></text:p>
      <text:p text:style-name="P1"><text:span text:style-name="T1">(залоз, що виробляють сперму).</text:span></text:p>
      <text:p text:style-name="P1"><text:span text:style-name="T1">Я вже здоровий, але мусів тиждень робити компреси і пити таблетки. Ти ліпше знаєш, як мене задовольнити, ніж я.</text:span></text:p>
      <text:p text:style-name="P1"><text:span text:style-name="T1">Я хочу в твої руки. Ти ліпше подбаєш за мої статеві органи, ніж я.</text:span></text:p>
      <text:p text:style-name="P4"/>
      <text:p text:style-name="P1"><text:span text:style-name="T1">Ти знаєш, я коли сам дрочу – захоплююсь, і то дуже жоско і іноді не можу зупинитись.</text:span></text:p>
      <text:p text:style-name="P1"><text:span text:style-name="T1">Ти ласкаєш мій член значно обережніше. І якщо “стріляти” в дівчину, а не в повітря – то може я не так часто буду кінчати, і мої органи довше будуть здорові.</text:span></text:p>
      <text:p text:style-name="P4"/>
      <text:p text:style-name="P3"><text:span text:style-name="T1">Ви не пара з Сергієм, н</text:span><text:span text:style-name="T3">е </text:span><text:span text:style-name="T1">сумісні.</text:span></text:p>
      <text:p text:style-name="P3"><text:span text:style-name="T3">Б</text:span><text:span text:style-name="T1">о ти все життя шукаєш </text:span><text:span text:style-name="T3">того</text:span><text:span text:style-name="T1">, хто вирішує конфлікти дослідженням, а він – людина, яка все життя шукає можливості купляти технічну </text:span><text:span text:style-name="T5">перевагу перед іншими, а конфлікти не вирішує ніяк взагалі, </text:span><text:span text:style-name="T6">а скидає на інших</text:span><text:span text:style-name="T5">.</text:span></text:p>
      <text:p text:style-name="P4"/>
      <text:p text:style-name="P1"><text:span text:style-name="T1">Найліпше, що ти можеш зробити - це виховати </text:span><text:span text:style-name="T3">його </text:span><text:span text:style-name="T1">і зробити з нього такого як я.</text:span></text:p>
      <text:p text:style-name="P1"><text:span text:style-name="T1"/></text:p>
      <text:p text:style-name="P3"><text:span text:style-name="T1">А я “таким як тобі потрібно” вже був років </text:span><text:span text:style-name="T3">10</text:span><text:span text:style-name="T1">. </text:span></text:p>
      <text:p text:style-name="P3"><text:span text:style-name="T1">І … я би не хотів щоб ти вкладала </text:span><text:span text:style-name="T3">ще </text:span><text:span text:style-name="T1">10 років </text:span><text:span text:style-name="T3">свого життя </text:span><text:span text:style-name="T1">в те, </text:span><text:span text:style-name="T3">щоб зробити з нього те, </text:span><text:span text:style-name="T1">що </text:span><text:span text:style-name="T3">ти </text:span><text:span text:style-name="T1">можеш </text:span><text:span text:style-name="T3">отримати </text:span><text:span text:style-name="T1">в мені вже сьогодні.</text:span></text:p>
      <text:p text:style-name="P1"><text:span text:style-name="T1"/></text:p>
      <text:p text:style-name="P1"><text:span text:style-name="T1">Ти, Ольчик, шукаєш такого як я. А він собі когось знайде. Ту, якій будуть подобатись його телевізори, які він продає.</text:span></text:p>
      <text:p text:style-name="P4"/>
      <text:p text:style-name="P3"><text:span text:style-name="T1">Він пише і надалі мені в чаті з н</text:span><text:span text:style-name="T3">іку “перлинка” свої натяки ніби то це ти,</text:span></text:p>
      <text:p text:style-name="P3"><text:span text:style-name="T3">Хоч</text:span><text:span text:style-name="T1"> я і дав йому шанс все утрясти і змінитись.</text:span></text:p>
      <text:p text:style-name="P1"><text:span text:style-name="T1">Я це сприймаю як погрози.</text:span></text:p>
      <text:p text:style-name="P1"><text:span text:style-name="T1">І я думаю, що якщо до мене це все досі долітає, навіть коли я не заходжу ні на які сайти, то думаю в тебе в дома цього капання на мозок набагато більше.</text:span></text:p>
      <text:p text:style-name="P4"/>
      <text:p text:style-name="P1"><text:span text:style-name="T1">Я не можу дивитись, як ти там тримаєшся. І не заслужено пропадаєш. Я не можу так поступити з тобою. Не можу лишити тебе на призволяще.</text:span></text:p>
      <text:p text:style-name="P4"/>
      <text:p text:style-name="P1"><text:span text:style-name="T1">Я знаю, що був для тебе ледь не богом во плоті, мрією всього життя. Тому що кусочки пазла були в мене в голові. Я їх тоді просто не зібрав. </text:span></text:p>
      <text:p text:style-name="P1"><text:span text:style-name="T1">Тепер я їх збираю день і ніч. Ми створені одне для другого.</text:span></text:p>
      <text:p text:style-name="P4"/>
      <text:p text:style-name="P1"><text:span text:style-name="T1">Я не хочу, щоб ти</text:span><text:span text:style-name="T3">,</text:span><text:span text:style-name="T1"> бідняжка, ходила знов по священникам плакати..</text:span></text:p>
      <text:p text:style-name="P1"><text:span text:style-name="T1">Які тобі будуть вішати лапшу “терпи”. Тому що їм вигідно, щоб ти до них приходила.</text:span></text:p>
      <text:p text:style-name="P4"/>
      <text:p text:style-name="P1"><text:span text:style-name="T4">Ти вийдеш за мене?</text:span></text:p>
      <text:p text:style-name="P4"/>
      <text:p text:style-name="P1"><text:span text:style-name="T1">Я хочу щоб ти була щаслива. Виходь за мене заміж. Так. Я це сказав. Виходь за мене.</text:span></text:p>
      <text:p text:style-name="P4"/>
      <text:p text:style-name="P1"><text:span text:style-name="T1">Можеш не зразу. Можеш розвестись, пожити рік-два в своє задоволення, а потім я тебе спитаю знов.</text:span></text:p>
      <text:p text:style-name="P1"><text:span text:style-name="T3">В</text:span><text:span text:style-name="T1"> мене нема ні наймешних сумнівів, що ти справишся, і що так – найліпше.</text:span></text:p>
      <text:p text:style-name="P1"><text:span text:style-name="T1">Давай зустрінемся. Хвилин на 15. Поговорим про це. Може поїдем з тобою в Київ і з кінцями, хто нам що зробить. Як ні то хоч скажи, що ти про то все думаєш. Я тебе люблю і хочу щоб ти була поряд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ans" svg:font-family="Sans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1:11:56.942661419</meta:creation-date>
    <dc:date>2020-05-15T11:35:58.195046920</dc:date>
    <meta:editing-duration>PT1M</meta:editing-duration>
    <meta:editing-cycles>1</meta:editing-cycles>
    <meta:document-statistic meta:table-count="0" meta:image-count="0" meta:object-count="0" meta:page-count="2" meta:paragraph-count="61" meta:word-count="880" meta:character-count="4837" meta:non-whitespace-character-count="4006"/>
    <meta:generator>LibreOffice/6.0.7.3$Linux_X86_64 LibreOffice_project/00m0$Build-3</meta:generator>
  </office:meta>
</office:document-meta>
</file>